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lourValueDictionary" style:family="table">
      <style:table-properties style:width="17cm" table:align="margins"/>
    </style:style>
    <style:style style:name="ColourValueDictionary.A" style:family="table-column">
      <style:table-column-properties style:column-width="1.545cm" style:rel-column-width="5957*"/>
    </style:style>
    <style:style style:name="ColourValueDictionary.K" style:family="table-column">
      <style:table-column-properties style:column-width="1.547cm" style:rel-column-width="5965*"/>
    </style:style>
    <style:style style:name="ColourValueDictionary.A1" style:family="table-cell">
      <style:table-cell-properties style:vertical-align="bottom" fo:padding="0.097cm" fo:border-left="0.05pt solid #000000" fo:border-right="none" fo:border-top="0.05pt solid #000000" fo:border-bottom="0.05pt solid #000000"/>
    </style:style>
    <style:style style:name="ColourValueDictionary.C1" style:family="table-cell">
      <style:table-cell-properties style:vertical-align="bottom" fo:padding="0.097cm" fo:border="0.05pt solid #000000"/>
    </style:style>
    <style:style style:name="ColourValueDictionary.C2" style:family="table-cell">
      <style:table-cell-properties style:vertical-align="bottom" fo:padding="0.097cm" fo:border-left="0.05pt solid #000000" fo:border-right="none" fo:border-top="none" fo:border-bottom="0.05pt solid #000000"/>
    </style:style>
    <style:style style:name="ColourValueDictionary.K2" style:family="table-cell">
      <style:table-cell-properties style:vertical-align="bottom" fo:padding="0.097cm" fo:border-left="0.05pt solid #000000" fo:border-right="0.05pt solid #000000" fo:border-top="none" fo:border-bottom="0.05pt solid #000000"/>
    </style:style>
    <style:style style:name="ColourValueDictionary.A3" style:family="table-cell">
      <style:table-cell-properties style:vertical-align="middle" fo:padding="0.097cm" fo:border-left="0.05pt solid #000000" fo:border-right="none" fo:border-top="none" fo:border-bottom="0.05pt solid #000000"/>
    </style:style>
    <style:style style:name="ColourValueDictionary.B3" style:family="table-cell">
      <style:table-cell-properties fo:padding="0.097cm" fo:border-left="0.05pt solid #000000" fo:border-right="none" fo:border-top="none" fo:border-bottom="0.05pt solid #000000"/>
    </style:style>
    <style:style style:name="ColourValueDictionary.C3" style:family="table-cell">
      <style:table-cell-properties fo:padding="0.097cm" fo:border-left="0.05pt solid #000000" fo:border-right="none" fo:border-top="none" fo:border-bottom="0.05pt solid #000000"/>
    </style:style>
    <style:style style:name="ColourValueDictionary.D3" style:family="table-cell">
      <style:table-cell-properties fo:padding="0.097cm" fo:border-left="0.05pt solid #000000" fo:border-right="none" fo:border-top="none" fo:border-bottom="0.05pt solid #000000"/>
    </style:style>
    <style:style style:name="ColourValueDictionary.E3" style:family="table-cell">
      <style:table-cell-properties fo:padding="0.097cm" fo:border-left="0.05pt solid #000000" fo:border-right="none" fo:border-top="none" fo:border-bottom="0.05pt solid #000000"/>
    </style:style>
    <style:style style:name="ColourValueDictionary.F3" style:family="table-cell">
      <style:table-cell-properties fo:padding="0.097cm" fo:border-left="0.05pt solid #000000" fo:border-right="none" fo:border-top="none" fo:border-bottom="0.05pt solid #000000"/>
    </style:style>
    <style:style style:name="ColourValueDictionary.G3" style:family="table-cell">
      <style:table-cell-properties fo:padding="0.097cm" fo:border-left="0.05pt solid #000000" fo:border-right="none" fo:border-top="none" fo:border-bottom="0.05pt solid #000000"/>
    </style:style>
    <style:style style:name="ColourValueDictionary.H3" style:family="table-cell">
      <style:table-cell-properties fo:padding="0.097cm" fo:border-left="0.05pt solid #000000" fo:border-right="none" fo:border-top="none" fo:border-bottom="0.05pt solid #000000"/>
    </style:style>
    <style:style style:name="ColourValueDictionary.I3" style:family="table-cell">
      <style:table-cell-properties fo:padding="0.097cm" fo:border-left="0.05pt solid #000000" fo:border-right="none" fo:border-top="none" fo:border-bottom="0.05pt solid #000000"/>
    </style:style>
    <style:style style:name="ColourValueDictionary.J3" style:family="table-cell">
      <style:table-cell-properties fo:padding="0.097cm" fo:border-left="0.05pt solid #000000" fo:border-right="none" fo:border-top="none" fo:border-bottom="0.05pt solid #000000"/>
    </style:style>
    <style:style style:name="ColourValueDictionary.K3" style:family="table-cell">
      <style:table-cell-properties fo:padding="0.097cm" fo:border-left="0.05pt solid #000000" fo:border-right="0.05pt solid #000000" fo:border-top="none" fo:border-bottom="0.05pt solid #000000"/>
    </style:style>
    <style:style style:name="ColourValueDictionary.B4" style:family="table-cell">
      <style:table-cell-properties fo:padding="0.097cm" fo:border-left="0.05pt solid #000000" fo:border-right="none" fo:border-top="none" fo:border-bottom="0.05pt solid #000000"/>
    </style:style>
    <style:style style:name="ColourValueDictionary.C4" style:family="table-cell">
      <style:table-cell-properties fo:padding="0.097cm" fo:border-left="0.05pt solid #000000" fo:border-right="none" fo:border-top="none" fo:border-bottom="0.05pt solid #000000"/>
    </style:style>
    <style:style style:name="ColourValueDictionary.D4" style:family="table-cell">
      <style:table-cell-properties fo:padding="0.097cm" fo:border-left="0.05pt solid #000000" fo:border-right="none" fo:border-top="none" fo:border-bottom="0.05pt solid #000000"/>
    </style:style>
    <style:style style:name="ColourValueDictionary.E4" style:family="table-cell">
      <style:table-cell-properties fo:padding="0.097cm" fo:border-left="0.05pt solid #000000" fo:border-right="none" fo:border-top="none" fo:border-bottom="0.05pt solid #000000"/>
    </style:style>
    <style:style style:name="ColourValueDictionary.F4" style:family="table-cell">
      <style:table-cell-properties fo:padding="0.097cm" fo:border-left="0.05pt solid #000000" fo:border-right="none" fo:border-top="none" fo:border-bottom="0.05pt solid #000000"/>
    </style:style>
    <style:style style:name="ColourValueDictionary.G4" style:family="table-cell">
      <style:table-cell-properties fo:padding="0.097cm" fo:border-left="0.05pt solid #000000" fo:border-right="none" fo:border-top="none" fo:border-bottom="0.05pt solid #000000"/>
    </style:style>
    <style:style style:name="ColourValueDictionary.H4" style:family="table-cell">
      <style:table-cell-properties fo:padding="0.097cm" fo:border-left="0.05pt solid #000000" fo:border-right="none" fo:border-top="none" fo:border-bottom="0.05pt solid #000000"/>
    </style:style>
    <style:style style:name="ColourValueDictionary.I4" style:family="table-cell">
      <style:table-cell-properties fo:padding="0.097cm" fo:border-left="0.05pt solid #000000" fo:border-right="none" fo:border-top="none" fo:border-bottom="0.05pt solid #000000"/>
    </style:style>
    <style:style style:name="ColourValueDictionary.J4" style:family="table-cell">
      <style:table-cell-properties fo:padding="0.097cm" fo:border-left="0.05pt solid #000000" fo:border-right="none" fo:border-top="none" fo:border-bottom="0.05pt solid #000000"/>
    </style:style>
    <style:style style:name="ColourValueDictionary.K4" style:family="table-cell">
      <style:table-cell-properties fo:padding="0.097cm" fo:border-left="0.05pt solid #000000" fo:border-right="0.05pt solid #000000" fo:border-top="none" fo:border-bottom="0.05pt solid #000000"/>
    </style:style>
    <style:style style:name="ColourValueDictionary.B5" style:family="table-cell">
      <style:table-cell-properties fo:padding="0.097cm" fo:border-left="0.05pt solid #000000" fo:border-right="none" fo:border-top="none" fo:border-bottom="0.05pt solid #000000"/>
    </style:style>
    <style:style style:name="ColourValueDictionary.C5" style:family="table-cell">
      <style:table-cell-properties fo:padding="0.097cm" fo:border-left="0.05pt solid #000000" fo:border-right="none" fo:border-top="none" fo:border-bottom="0.05pt solid #000000"/>
    </style:style>
    <style:style style:name="ColourValueDictionary.D5" style:family="table-cell">
      <style:table-cell-properties fo:padding="0.097cm" fo:border-left="0.05pt solid #000000" fo:border-right="none" fo:border-top="none" fo:border-bottom="0.05pt solid #000000"/>
    </style:style>
    <style:style style:name="ColourValueDictionary.E5" style:family="table-cell">
      <style:table-cell-properties fo:padding="0.097cm" fo:border-left="0.05pt solid #000000" fo:border-right="none" fo:border-top="none" fo:border-bottom="0.05pt solid #000000"/>
    </style:style>
    <style:style style:name="ColourValueDictionary.F5" style:family="table-cell">
      <style:table-cell-properties fo:padding="0.097cm" fo:border-left="0.05pt solid #000000" fo:border-right="none" fo:border-top="none" fo:border-bottom="0.05pt solid #000000"/>
    </style:style>
    <style:style style:name="ColourValueDictionary.G5" style:family="table-cell">
      <style:table-cell-properties fo:padding="0.097cm" fo:border-left="0.05pt solid #000000" fo:border-right="none" fo:border-top="none" fo:border-bottom="0.05pt solid #000000"/>
    </style:style>
    <style:style style:name="ColourValueDictionary.H5" style:family="table-cell">
      <style:table-cell-properties fo:padding="0.097cm" fo:border-left="0.05pt solid #000000" fo:border-right="none" fo:border-top="none" fo:border-bottom="0.05pt solid #000000"/>
    </style:style>
    <style:style style:name="ColourValueDictionary.I5" style:family="table-cell">
      <style:table-cell-properties fo:padding="0.097cm" fo:border-left="0.05pt solid #000000" fo:border-right="none" fo:border-top="none" fo:border-bottom="0.05pt solid #000000"/>
    </style:style>
    <style:style style:name="ColourValueDictionary.J5" style:family="table-cell">
      <style:table-cell-properties fo:padding="0.097cm" fo:border-left="0.05pt solid #000000" fo:border-right="none" fo:border-top="none" fo:border-bottom="0.05pt solid #000000"/>
    </style:style>
    <style:style style:name="ColourValueDictionary.K5" style:family="table-cell">
      <style:table-cell-properties fo:padding="0.097cm" fo:border-left="0.05pt solid #000000" fo:border-right="0.05pt solid #000000" fo:border-top="none" fo:border-bottom="0.05pt solid #000000"/>
    </style:style>
    <style:style style:name="ColourValueDictionary.B6" style:family="table-cell">
      <style:table-cell-properties fo:padding="0.097cm" fo:border-left="0.05pt solid #000000" fo:border-right="none" fo:border-top="none" fo:border-bottom="0.05pt solid #000000"/>
    </style:style>
    <style:style style:name="ColourValueDictionary.C6" style:family="table-cell">
      <style:table-cell-properties fo:padding="0.097cm" fo:border-left="0.05pt solid #000000" fo:border-right="none" fo:border-top="none" fo:border-bottom="0.05pt solid #000000"/>
    </style:style>
    <style:style style:name="ColourValueDictionary.D6" style:family="table-cell">
      <style:table-cell-properties fo:padding="0.097cm" fo:border-left="0.05pt solid #000000" fo:border-right="none" fo:border-top="none" fo:border-bottom="0.05pt solid #000000"/>
    </style:style>
    <style:style style:name="ColourValueDictionary.E6" style:family="table-cell">
      <style:table-cell-properties fo:padding="0.097cm" fo:border-left="0.05pt solid #000000" fo:border-right="none" fo:border-top="none" fo:border-bottom="0.05pt solid #000000"/>
    </style:style>
    <style:style style:name="ColourValueDictionary.F6" style:family="table-cell">
      <style:table-cell-properties fo:padding="0.097cm" fo:border-left="0.05pt solid #000000" fo:border-right="none" fo:border-top="none" fo:border-bottom="0.05pt solid #000000"/>
    </style:style>
    <style:style style:name="ColourValueDictionary.G6" style:family="table-cell">
      <style:table-cell-properties fo:padding="0.097cm" fo:border-left="0.05pt solid #000000" fo:border-right="none" fo:border-top="none" fo:border-bottom="0.05pt solid #000000"/>
    </style:style>
    <style:style style:name="ColourValueDictionary.H6" style:family="table-cell">
      <style:table-cell-properties fo:padding="0.097cm" fo:border-left="0.05pt solid #000000" fo:border-right="none" fo:border-top="none" fo:border-bottom="0.05pt solid #000000"/>
    </style:style>
    <style:style style:name="ColourValueDictionary.I6" style:family="table-cell">
      <style:table-cell-properties fo:padding="0.097cm" fo:border-left="0.05pt solid #000000" fo:border-right="none" fo:border-top="none" fo:border-bottom="0.05pt solid #000000"/>
    </style:style>
    <style:style style:name="ColourValueDictionary.J6" style:family="table-cell">
      <style:table-cell-properties fo:padding="0.097cm" fo:border-left="0.05pt solid #000000" fo:border-right="none" fo:border-top="none" fo:border-bottom="0.05pt solid #000000"/>
    </style:style>
    <style:style style:name="ColourValueDictionary.K6" style:family="table-cell">
      <style:table-cell-properties fo:padding="0.097cm" fo:border-left="0.05pt solid #000000" fo:border-right="0.05pt solid #000000" fo:border-top="none" fo:border-bottom="0.05pt solid #000000"/>
    </style:style>
    <style:style style:name="ColourValueDictionary.B7" style:family="table-cell">
      <style:table-cell-properties fo:padding="0.097cm" fo:border-left="0.05pt solid #000000" fo:border-right="none" fo:border-top="none" fo:border-bottom="0.05pt solid #000000"/>
    </style:style>
    <style:style style:name="ColourValueDictionary.C7" style:family="table-cell">
      <style:table-cell-properties fo:padding="0.097cm" fo:border-left="0.05pt solid #000000" fo:border-right="none" fo:border-top="none" fo:border-bottom="0.05pt solid #000000"/>
    </style:style>
    <style:style style:name="ColourValueDictionary.D7" style:family="table-cell">
      <style:table-cell-properties fo:padding="0.097cm" fo:border-left="0.05pt solid #000000" fo:border-right="none" fo:border-top="none" fo:border-bottom="0.05pt solid #000000"/>
    </style:style>
    <style:style style:name="ColourValueDictionary.E7" style:family="table-cell">
      <style:table-cell-properties fo:padding="0.097cm" fo:border-left="0.05pt solid #000000" fo:border-right="none" fo:border-top="none" fo:border-bottom="0.05pt solid #000000"/>
    </style:style>
    <style:style style:name="ColourValueDictionary.F7" style:family="table-cell">
      <style:table-cell-properties fo:padding="0.097cm" fo:border-left="0.05pt solid #000000" fo:border-right="none" fo:border-top="none" fo:border-bottom="0.05pt solid #000000"/>
    </style:style>
    <style:style style:name="ColourValueDictionary.G7" style:family="table-cell">
      <style:table-cell-properties fo:padding="0.097cm" fo:border-left="0.05pt solid #000000" fo:border-right="none" fo:border-top="none" fo:border-bottom="0.05pt solid #000000"/>
    </style:style>
    <style:style style:name="ColourValueDictionary.H7" style:family="table-cell">
      <style:table-cell-properties fo:padding="0.097cm" fo:border-left="0.05pt solid #000000" fo:border-right="none" fo:border-top="none" fo:border-bottom="0.05pt solid #000000"/>
    </style:style>
    <style:style style:name="ColourValueDictionary.I7" style:family="table-cell">
      <style:table-cell-properties fo:padding="0.097cm" fo:border-left="0.05pt solid #000000" fo:border-right="none" fo:border-top="none" fo:border-bottom="0.05pt solid #000000"/>
    </style:style>
    <style:style style:name="ColourValueDictionary.J7" style:family="table-cell">
      <style:table-cell-properties fo:padding="0.097cm" fo:border-left="0.05pt solid #000000" fo:border-right="none" fo:border-top="none" fo:border-bottom="0.05pt solid #000000"/>
    </style:style>
    <style:style style:name="ColourValueDictionary.K7" style:family="table-cell">
      <style:table-cell-properties fo:padding="0.097cm" fo:border-left="0.05pt solid #000000" fo:border-right="0.05pt solid #000000" fo:border-top="none" fo:border-bottom="0.05pt solid #000000"/>
    </style:style>
    <style:style style:name="ColourValueDictionary.B8" style:family="table-cell">
      <style:table-cell-properties fo:padding="0.097cm" fo:border-left="0.05pt solid #000000" fo:border-right="none" fo:border-top="none" fo:border-bottom="0.05pt solid #000000"/>
    </style:style>
    <style:style style:name="ColourValueDictionary.C8" style:family="table-cell">
      <style:table-cell-properties fo:padding="0.097cm" fo:border-left="0.05pt solid #000000" fo:border-right="none" fo:border-top="none" fo:border-bottom="0.05pt solid #000000"/>
    </style:style>
    <style:style style:name="ColourValueDictionary.D8" style:family="table-cell">
      <style:table-cell-properties fo:padding="0.097cm" fo:border-left="0.05pt solid #000000" fo:border-right="none" fo:border-top="none" fo:border-bottom="0.05pt solid #000000"/>
    </style:style>
    <style:style style:name="ColourValueDictionary.E8" style:family="table-cell">
      <style:table-cell-properties fo:padding="0.097cm" fo:border-left="0.05pt solid #000000" fo:border-right="none" fo:border-top="none" fo:border-bottom="0.05pt solid #000000"/>
    </style:style>
    <style:style style:name="ColourValueDictionary.F8" style:family="table-cell">
      <style:table-cell-properties fo:padding="0.097cm" fo:border-left="0.05pt solid #000000" fo:border-right="none" fo:border-top="none" fo:border-bottom="0.05pt solid #000000"/>
    </style:style>
    <style:style style:name="ColourValueDictionary.G8" style:family="table-cell">
      <style:table-cell-properties fo:padding="0.097cm" fo:border-left="0.05pt solid #000000" fo:border-right="none" fo:border-top="none" fo:border-bottom="0.05pt solid #000000"/>
    </style:style>
    <style:style style:name="ColourValueDictionary.H8" style:family="table-cell">
      <style:table-cell-properties fo:padding="0.097cm" fo:border-left="0.05pt solid #000000" fo:border-right="none" fo:border-top="none" fo:border-bottom="0.05pt solid #000000"/>
    </style:style>
    <style:style style:name="ColourValueDictionary.I8" style:family="table-cell">
      <style:table-cell-properties fo:padding="0.097cm" fo:border-left="0.05pt solid #000000" fo:border-right="none" fo:border-top="none" fo:border-bottom="0.05pt solid #000000"/>
    </style:style>
    <style:style style:name="ColourValueDictionary.J8" style:family="table-cell">
      <style:table-cell-properties fo:padding="0.097cm" fo:border-left="0.05pt solid #000000" fo:border-right="none" fo:border-top="none" fo:border-bottom="0.05pt solid #000000"/>
    </style:style>
    <style:style style:name="ColourValueDictionary.K8"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545cm" style:rel-column-width="5957*"/>
    </style:style>
    <style:style style:name="Table1.K" style:family="table-column">
      <style:table-column-properties style:column-width="1.547cm" style:rel-column-width="5965*"/>
    </style:style>
    <style:style style:name="Table1.A1" style:family="table-cell">
      <style:table-cell-properties style:vertical-align="bottom" fo:padding="0.097cm" fo:border-left="0.05pt solid #000000" fo:border-right="none" fo:border-top="0.05pt solid #000000" fo:border-bottom="0.05pt solid #000000"/>
    </style:style>
    <style:style style:name="Table1.C1" style:family="table-cell">
      <style:table-cell-properties style:vertical-align="bottom" fo:padding="0.097cm" fo:border="0.05pt solid #000000"/>
    </style:style>
    <style:style style:name="Table1.C2" style:family="table-cell">
      <style:table-cell-properties style:vertical-align="bottom" fo:padding="0.097cm" fo:border-left="0.05pt solid #000000" fo:border-right="none" fo:border-top="none" fo:border-bottom="0.05pt solid #000000"/>
    </style:style>
    <style:style style:name="Table1.K2" style:family="table-cell">
      <style:table-cell-properties style:vertical-align="bottom"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none" fo:border-top="none" fo:border-bottom="0.05pt solid #000000"/>
    </style:style>
    <style:style style:name="Table1.H3" style:family="table-cell">
      <style:table-cell-properties fo:padding="0.097cm" fo:border-left="0.05pt solid #000000" fo:border-right="none" fo:border-top="none" fo:border-bottom="0.05pt solid #000000"/>
    </style:style>
    <style:style style:name="Table1.I3" style:family="table-cell">
      <style:table-cell-properties fo:padding="0.097cm" fo:border-left="0.05pt solid #000000" fo:border-right="none" fo:border-top="none" fo:border-bottom="0.05pt solid #000000"/>
    </style:style>
    <style:style style:name="Table1.J3" style:family="table-cell">
      <style:table-cell-properties fo:padding="0.097cm" fo:border-left="0.05pt solid #000000" fo:border-right="none" fo:border-top="none" fo:border-bottom="0.05pt solid #000000"/>
    </style:style>
    <style:style style:name="Table1.K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none" fo:border-top="none" fo:border-bottom="0.05pt solid #000000"/>
    </style:style>
    <style:style style:name="Table1.H4" style:family="table-cell">
      <style:table-cell-properties fo:padding="0.097cm" fo:border-left="0.05pt solid #000000" fo:border-right="none" fo:border-top="none" fo:border-bottom="0.05pt solid #000000"/>
    </style:style>
    <style:style style:name="Table1.I4" style:family="table-cell">
      <style:table-cell-properties fo:padding="0.097cm" fo:border-left="0.05pt solid #000000" fo:border-right="none" fo:border-top="none" fo:border-bottom="0.05pt solid #000000"/>
    </style:style>
    <style:style style:name="Table1.J4" style:family="table-cell">
      <style:table-cell-properties fo:padding="0.097cm" fo:border-left="0.05pt solid #000000" fo:border-right="none" fo:border-top="none" fo:border-bottom="0.05pt solid #000000"/>
    </style:style>
    <style:style style:name="Table1.K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none" fo:border-top="none" fo:border-bottom="0.05pt solid #000000"/>
    </style:style>
    <style:style style:name="Table1.H5" style:family="table-cell">
      <style:table-cell-properties fo:padding="0.097cm" fo:border-left="0.05pt solid #000000" fo:border-right="none" fo:border-top="none" fo:border-bottom="0.05pt solid #000000"/>
    </style:style>
    <style:style style:name="Table1.I5" style:family="table-cell">
      <style:table-cell-properties fo:padding="0.097cm" fo:border-left="0.05pt solid #000000" fo:border-right="none" fo:border-top="none" fo:border-bottom="0.05pt solid #000000"/>
    </style:style>
    <style:style style:name="Table1.J5" style:family="table-cell">
      <style:table-cell-properties fo:padding="0.097cm" fo:border-left="0.05pt solid #000000" fo:border-right="none" fo:border-top="none" fo:border-bottom="0.05pt solid #000000"/>
    </style:style>
    <style:style style:name="Table1.K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none" fo:border-top="none" fo:border-bottom="0.05pt solid #000000"/>
    </style:style>
    <style:style style:name="Table1.H6" style:family="table-cell">
      <style:table-cell-properties fo:padding="0.097cm" fo:border-left="0.05pt solid #000000" fo:border-right="none" fo:border-top="none" fo:border-bottom="0.05pt solid #000000"/>
    </style:style>
    <style:style style:name="Table1.I6" style:family="table-cell">
      <style:table-cell-properties fo:padding="0.097cm" fo:border-left="0.05pt solid #000000" fo:border-right="none" fo:border-top="none" fo:border-bottom="0.05pt solid #000000"/>
    </style:style>
    <style:style style:name="Table1.J6" style:family="table-cell">
      <style:table-cell-properties fo:padding="0.097cm" fo:border-left="0.05pt solid #000000" fo:border-right="none" fo:border-top="none" fo:border-bottom="0.05pt solid #000000"/>
    </style:style>
    <style:style style:name="Table1.K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none" fo:border-top="none" fo:border-bottom="0.05pt solid #000000"/>
    </style:style>
    <style:style style:name="Table1.H7" style:family="table-cell">
      <style:table-cell-properties fo:padding="0.097cm" fo:border-left="0.05pt solid #000000" fo:border-right="none" fo:border-top="none" fo:border-bottom="0.05pt solid #000000"/>
    </style:style>
    <style:style style:name="Table1.I7" style:family="table-cell">
      <style:table-cell-properties fo:padding="0.097cm" fo:border-left="0.05pt solid #000000" fo:border-right="none" fo:border-top="none" fo:border-bottom="0.05pt solid #000000"/>
    </style:style>
    <style:style style:name="Table1.J7" style:family="table-cell">
      <style:table-cell-properties fo:padding="0.097cm" fo:border-left="0.05pt solid #000000" fo:border-right="none" fo:border-top="none" fo:border-bottom="0.05pt solid #000000"/>
    </style:style>
    <style:style style:name="Table1.K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none" fo:border-top="none" fo:border-bottom="0.05pt solid #000000"/>
    </style:style>
    <style:style style:name="Table1.H8" style:family="table-cell">
      <style:table-cell-properties fo:padding="0.097cm" fo:border-left="0.05pt solid #000000" fo:border-right="none" fo:border-top="none" fo:border-bottom="0.05pt solid #000000"/>
    </style:style>
    <style:style style:name="Table1.I8" style:family="table-cell">
      <style:table-cell-properties fo:padding="0.097cm" fo:border-left="0.05pt solid #000000" fo:border-right="none" fo:border-top="none" fo:border-bottom="0.05pt solid #000000"/>
    </style:style>
    <style:style style:name="Table1.J8" style:family="table-cell">
      <style:table-cell-properties fo:padding="0.097cm" fo:border-left="0.05pt solid #000000" fo:border-right="none" fo:border-top="none" fo:border-bottom="0.05pt solid #000000"/>
    </style:style>
    <style:style style:name="Table1.K8"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4d9d" officeooo:paragraph-rsid="00004d9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03467e" officeooo:paragraph-rsid="0003467e" style:font-weight-asian="bold" style:font-weight-complex="bold"/>
    </style:style>
    <style:style style:name="P4" style:family="paragraph" style:parent-style-name="Text_20_body">
      <style:text-properties fo:font-weight="bold" officeooo:rsid="00070fba" officeooo:paragraph-rsid="00070fba" style:font-weight-asian="bold" style:font-weight-complex="bold"/>
    </style:style>
    <style:style style:name="P5" style:family="paragraph" style:parent-style-name="Text_20_body">
      <style:text-properties officeooo:rsid="0003467e" officeooo:paragraph-rsid="0003467e"/>
    </style:style>
    <style:style style:name="P6" style:family="paragraph" style:parent-style-name="Text_20_body">
      <style:text-properties officeooo:rsid="0003467e" officeooo:paragraph-rsid="0005f94c"/>
    </style:style>
    <style:style style:name="P7" style:family="paragraph" style:parent-style-name="Text_20_body">
      <style:text-properties officeooo:rsid="0005f94c" officeooo:paragraph-rsid="0005f94c"/>
    </style:style>
    <style:style style:name="P8" style:family="paragraph" style:parent-style-name="Text_20_body">
      <style:text-properties fo:font-weight="normal" officeooo:rsid="0005f94c" officeooo:paragraph-rsid="0005f94c" style:font-weight-asian="normal" style:font-weight-complex="normal"/>
    </style:style>
    <style:style style:name="P9" style:family="paragraph" style:parent-style-name="Text_20_body">
      <style:text-properties fo:font-weight="normal" officeooo:rsid="00070fba" officeooo:paragraph-rsid="00070fba" style:font-weight-asian="normal" style:font-weight-complex="normal"/>
    </style:style>
    <style:style style:name="P10" style:family="paragraph" style:parent-style-name="Text_20_body">
      <style:text-properties fo:font-weight="normal" officeooo:rsid="00070fba" officeooo:paragraph-rsid="0011cc0c" style:font-weight-asian="normal" style:font-weight-complex="normal"/>
    </style:style>
    <style:style style:name="P11" style:family="paragraph" style:parent-style-name="Text_20_body">
      <style:text-properties officeooo:rsid="0004d036" officeooo:paragraph-rsid="0004d036"/>
    </style:style>
    <style:style style:name="P12" style:family="paragraph" style:parent-style-name="Text_20_body">
      <style:text-properties officeooo:rsid="00103f5d" officeooo:paragraph-rsid="00103f5d"/>
    </style:style>
    <style:style style:name="P13" style:family="paragraph" style:parent-style-name="Text_20_body">
      <style:text-properties officeooo:paragraph-rsid="0005f94c"/>
    </style:style>
    <style:style style:name="P14" style:family="paragraph" style:parent-style-name="Text_20_body">
      <style:text-properties officeooo:rsid="001388f2" officeooo:paragraph-rsid="001388f2"/>
    </style:style>
    <style:style style:name="P15" style:family="paragraph" style:parent-style-name="Text_20_body">
      <style:paragraph-properties fo:margin-left="1.251cm" fo:margin-right="0cm" fo:text-align="start" style:justify-single-word="false" fo:text-indent="0cm" style:auto-text-indent="false"/>
      <style:text-properties officeooo:rsid="00004d9d" officeooo:paragraph-rsid="00004d9d"/>
    </style:style>
    <style:style style:name="P16" style:family="paragraph" style:parent-style-name="Text_20_body">
      <style:paragraph-properties fo:margin-left="1.251cm" fo:margin-right="0cm" fo:text-align="start" style:justify-single-word="false" fo:text-indent="0cm" style:auto-text-indent="false"/>
      <style:text-properties fo:font-weight="bold" officeooo:rsid="00004d9d" officeooo:paragraph-rsid="00004d9d" style:font-weight-asian="bold" style:font-weight-complex="bold"/>
    </style:style>
    <style:style style:name="P17" style:family="paragraph" style:parent-style-name="Text_20_body">
      <style:paragraph-properties fo:margin-left="0cm" fo:margin-right="0cm" fo:text-align="start" style:justify-single-word="false" fo:text-indent="0cm" style:auto-text-indent="false"/>
      <style:text-properties fo:font-weight="normal" officeooo:rsid="00004d9d" officeooo:paragraph-rsid="00004d9d" style:font-weight-asian="normal" style:font-weight-complex="normal"/>
    </style:style>
    <style:style style:name="P18" style:family="paragraph" style:parent-style-name="Table_20_Contents">
      <style:paragraph-properties fo:text-align="center" style:justify-single-word="false"/>
      <style:text-properties officeooo:rsid="0004d036" officeooo:paragraph-rsid="0004d036"/>
    </style:style>
    <style:style style:name="P19" style:family="paragraph" style:parent-style-name="Table_20_Contents">
      <style:paragraph-properties fo:text-align="center" style:justify-single-word="false"/>
      <style:text-properties officeooo:rsid="0004d036" officeooo:paragraph-rsid="000896ed"/>
    </style:style>
    <style:style style:name="P20" style:family="paragraph" style:parent-style-name="Table_20_Contents">
      <style:paragraph-properties fo:text-align="center" style:justify-single-word="false"/>
      <style:text-properties officeooo:rsid="0005f94c" officeooo:paragraph-rsid="0005f94c"/>
    </style:style>
    <style:style style:name="P21" style:family="paragraph" style:parent-style-name="Table_20_Contents">
      <style:paragraph-properties fo:text-align="center" style:justify-single-word="false"/>
      <style:text-properties officeooo:rsid="000896ed" officeooo:paragraph-rsid="000896ed"/>
    </style:style>
    <style:style style:name="P22" style:family="paragraph" style:parent-style-name="Table_20_Contents">
      <style:paragraph-properties fo:text-align="center" style:justify-single-word="false"/>
      <style:text-properties officeooo:rsid="000baa48" officeooo:paragraph-rsid="000baa48"/>
    </style:style>
    <style:style style:name="P23" style:family="paragraph" style:parent-style-name="Standard">
      <style:text-properties officeooo:rsid="0005f94c" officeooo:paragraph-rsid="000896ed"/>
    </style:style>
    <style:style style:name="P24" style:family="paragraph" style:parent-style-name="Text_20_body">
      <style:paragraph-properties fo:break-before="page"/>
      <style:text-properties officeooo:rsid="0003467e" officeooo:paragraph-rsid="0005f94c"/>
    </style:style>
    <style:style style:name="P25" style:family="paragraph" style:parent-style-name="Title">
      <style:text-properties officeooo:rsid="000b5d65" officeooo:paragraph-rsid="000b5d65"/>
    </style:style>
    <style:style style:name="P26" style:family="paragraph" style:parent-style-name="Text_20_body">
      <style:text-properties fo:font-weight="normal" officeooo:rsid="000d81af" officeooo:paragraph-rsid="0011cc0c" style:font-weight-asian="normal" style:font-weight-complex="normal"/>
    </style:style>
    <style:style style:name="P27" style:family="paragraph" style:parent-style-name="Text_20_body" style:list-style-name="L1">
      <style:text-properties fo:font-weight="normal" officeooo:rsid="000baa48" officeooo:paragraph-rsid="000baa48" style:font-weight-asian="normal" style:font-weight-complex="normal"/>
    </style:style>
    <style:style style:name="P28" style:family="paragraph" style:parent-style-name="Text_20_body" style:list-style-name="L1">
      <style:text-properties fo:font-weight="bold" officeooo:rsid="000baa48" officeooo:paragraph-rsid="000baa48" style:font-weight-asian="bold" style:font-weight-complex="bold"/>
    </style:style>
    <style:style style:name="P29" style:family="paragraph" style:parent-style-name="Heading_20_3">
      <style:text-properties officeooo:rsid="00004d9d" officeooo:paragraph-rsid="00004d9d"/>
    </style:style>
    <style:style style:name="P30" style:family="paragraph" style:parent-style-name="Heading_20_3">
      <style:text-properties officeooo:rsid="00020fa9" officeooo:paragraph-rsid="00020fa9"/>
    </style:style>
    <style:style style:name="P31" style:family="paragraph" style:parent-style-name="Heading_20_3">
      <style:paragraph-properties fo:break-before="page"/>
      <style:text-properties officeooo:rsid="00103f5d" officeooo:paragraph-rsid="00103f5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5f94c" style:font-weight-asian="normal" style:font-weight-complex="normal"/>
    </style:style>
    <style:style style:name="T4" style:family="text">
      <style:text-properties fo:font-weight="normal" officeooo:rsid="000d81af" style:font-weight-asian="normal" style:font-weight-complex="normal"/>
    </style:style>
    <style:style style:name="T5" style:family="text">
      <style:text-properties officeooo:rsid="0003467e"/>
    </style:style>
    <style:style style:name="T6" style:family="text">
      <style:text-properties officeooo:rsid="0004d036"/>
    </style:style>
    <style:style style:name="T7" style:family="text">
      <style:text-properties officeooo:rsid="0005f94c"/>
    </style:style>
    <style:style style:name="T8" style:family="text">
      <style:text-properties officeooo:rsid="000896ed"/>
    </style:style>
    <style:style style:name="T9" style:family="text">
      <style:text-properties officeooo:rsid="000d81af"/>
    </style:style>
    <style:style style:name="T10" style:family="text">
      <style:text-properties officeooo:rsid="00103f5d"/>
    </style:style>
    <style:style style:name="T11" style:family="text">
      <style:text-properties officeooo:rsid="0014838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og Book</text:p>
      <text:h text:style-name="P29" text:outline-level="3">Function to manage rotations</text:h>
      <text:p text:style-name="P1">Could be implemented to include what face, or one could be defined for each face. If one is defined for each face, required manoeuvre would probably be included in <text:span text:style-name="T9">each </text:span>function.</text:p>
      <text:p text:style-name="P1">Arguments (rotation, clockwise)</text:p>
      <text:p text:style-name="P15"><text:span text:style-name="T1">rotation</text:span>: the <text:span text:style-name="T5">amount</text:span> of rotation for the face, values will be either 90 or 180. could be <text:span text:style-name="T5">implemented</text:span> as <text:span text:style-name="T5">Boolean</text:span> or parsing the 90 or 180.</text:p>
      <text:p text:style-name="P16">clockwise<text:span text:style-name="T2">: Boolean(</text:span><text:span text:style-name="T4">True/False</text:span><text:span text:style-name="T2">) direction of rotation, either clockwise (</text:span><text:span text:style-name="T4">True</text:span><text:span text:style-name="T2">) or anticlockwise (</text:span><text:span text:style-name="T4">False</text:span><text:span text:style-name="T2">). </text:span></text:p>
      <text:p text:style-name="P17"/>
      <text:h text:style-name="P30" text:outline-level="3">Function to handle converting from the section colour to Singmaster <text:span text:style-name="T5">notation</text:span></text:h>
      <text:p text:style-name="P3">Singmaster notation<text:span text:style-name="T2"> defines each colour as the side they appear on the centre of. This allows the colours and therefore orientation to change without affecting the solver. Additionally this notation is required by Cube Explorer. </text:span><text:span text:style-name="T3">Notation:</text:span></text:p>
      <text:p text:style-name="P8">F (Front): the side currently facing you</text:p>
      <text:p text:style-name="P8">B (Back): the side opposite the front</text:p>
      <text:p text:style-name="P8">U (Up): the side above or on top of the front side</text:p>
      <text:p text:style-name="P8">D (Down): <text:span text:style-name="T8">the side below or on the bottom of the front side (opposite up)</text:span></text:p>
      <text:p text:style-name="P8">L (Left): <text:span text:style-name="T8">side to the left of the front</text:span></text:p>
      <text:p text:style-name="P8">R (Right): <text:span text:style-name="T8">side to the right of the front</text:span></text:p>
      <text:p text:style-name="P5">Lets assume each colour position is saved as a dictionary. This allows each face to be represented by a key (simply a string). The nine colour values will be saved into a list under this key. </text:p>
      <text:p text:style-name="P11"><text:span text:style-name="T10">W</text:span>hen the code is implemented, Blue will be <text:span text:style-name="T7">represented</text:span> <text:span text:style-name="T7">differently. This is because in Singmaster notation B is back, and when converting from one notation to the other, the same value will cause automatic conversion to fail.</text:span></text:p>
      <text:p text:style-name="P12">The function will need to take each face centre colour, and replace every occurrence of that colour with the corresponding face value. For example, if the front face centre colour is red, everywhere that red appears will be replaced with a 'F'.</text:p>
      <text:p text:style-name="P6"/>
      <text:p text:style-name="P24">Bellow is a representation <text:span text:style-name="T6">with arbitrary values. The values are listed in order of top left to bottom right of the face sections. NOTE: W = White; N = Blue; R = Red; Y = Yellow; O = Orange; G = Green.</text:span></text:p>
      <table:table table:name="ColourValueDictionary" table:style-name="ColourValueDictionary">
        <table:table-column table:style-name="ColourValueDictionary.A" table:number-columns-repeated="10"/>
        <table:table-column table:style-name="ColourValueDictionary.K"/>
        <table:table-row>
          <table:table-cell table:style-name="ColourValueDictionary.A1" table:number-rows-spanned="2" office:value-type="string">
            <text:p text:style-name="P18">Dictionary Name</text:p>
          </table:table-cell>
          <table:table-cell table:style-name="ColourValueDictionary.A1" table:number-rows-spanned="2" office:value-type="string">
            <text:p text:style-name="P18">Key - </text:p>
            <text:p text:style-name="P18">Cube Face</text:p>
          </table:table-cell>
          <table:table-cell table:style-name="ColourValueDictionary.C1" table:number-columns-spanned="9" office:value-type="string">
            <text:p text:style-name="P21">Colour Notation</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ColourValueDictionary.C2" office:value-type="string">
            <text:p text:style-name="P18">Value 1</text:p>
          </table:table-cell>
          <table:table-cell table:style-name="ColourValueDictionary.C2" office:value-type="string">
            <text:p text:style-name="P18">Value 2</text:p>
          </table:table-cell>
          <table:table-cell table:style-name="ColourValueDictionary.C2" office:value-type="string">
            <text:p text:style-name="P18">Value 3</text:p>
          </table:table-cell>
          <table:table-cell table:style-name="ColourValueDictionary.C2" office:value-type="string">
            <text:p text:style-name="P18">Value 4</text:p>
          </table:table-cell>
          <table:table-cell table:style-name="ColourValueDictionary.C2" office:value-type="string">
            <text:p text:style-name="P18">Value 5</text:p>
          </table:table-cell>
          <table:table-cell table:style-name="ColourValueDictionary.C2" office:value-type="string">
            <text:p text:style-name="P18">Value 6</text:p>
          </table:table-cell>
          <table:table-cell table:style-name="ColourValueDictionary.C2" office:value-type="string">
            <text:p text:style-name="P18">Value 7</text:p>
          </table:table-cell>
          <table:table-cell table:style-name="ColourValueDictionary.C2" office:value-type="string">
            <text:p text:style-name="P18">Value 8</text:p>
          </table:table-cell>
          <table:table-cell table:style-name="ColourValueDictionary.K2" office:value-type="string">
            <text:p text:style-name="P18">Value 9</text:p>
          </table:table-cell>
        </table:table-row>
        <table:table-row>
          <table:table-cell table:style-name="ColourValueDictionary.A3" table:number-rows-spanned="6" office:value-type="string">
            <text:p text:style-name="P18">Cube</text:p>
          </table:table-cell>
          <table:table-cell table:style-name="ColourValueDictionary.J8" office:value-type="string">
            <text:p text:style-name="P18">Front</text:p>
          </table:table-cell>
          <table:table-cell table:style-name="ColourValueDictionary.J8" office:value-type="string">
            <text:p text:style-name="P20">O</text:p>
          </table:table-cell>
          <table:table-cell table:style-name="ColourValueDictionary.J8" office:value-type="string">
            <text:p text:style-name="P22">N</text:p>
          </table:table-cell>
          <table:table-cell table:style-name="ColourValueDictionary.J8" office:value-type="string">
            <text:p text:style-name="P20">R</text:p>
          </table:table-cell>
          <table:table-cell table:style-name="ColourValueDictionary.J8" office:value-type="string">
            <text:p text:style-name="P20">G</text:p>
          </table:table-cell>
          <table:table-cell table:style-name="ColourValueDictionary.J8" office:value-type="string">
            <text:p text:style-name="P20">W</text:p>
          </table:table-cell>
          <table:table-cell table:style-name="ColourValueDictionary.J8" office:value-type="string">
            <text:p text:style-name="P22">N</text:p>
          </table:table-cell>
          <table:table-cell table:style-name="ColourValueDictionary.J8" office:value-type="string">
            <text:p text:style-name="P20">G</text:p>
          </table:table-cell>
          <table:table-cell table:style-name="ColourValueDictionary.J8" office:value-type="string">
            <text:p text:style-name="P20">R</text:p>
          </table:table-cell>
          <table:table-cell table:style-name="ColourValueDictionary.K8" office:value-type="string">
            <text:p text:style-name="P20">G</text:p>
          </table:table-cell>
        </table:table-row>
        <table:table-row>
          <table:covered-table-cell/>
          <table:table-cell table:style-name="ColourValueDictionary.J8" office:value-type="string">
            <text:p text:style-name="P18">Back</text:p>
          </table:table-cell>
          <table:table-cell table:style-name="ColourValueDictionary.J8" office:value-type="string">
            <text:p text:style-name="P22">N</text:p>
          </table:table-cell>
          <table:table-cell table:style-name="ColourValueDictionary.J8" office:value-type="string">
            <text:p text:style-name="P20">G</text:p>
          </table:table-cell>
          <table:table-cell table:style-name="ColourValueDictionary.J8" office:value-type="string">
            <text:p text:style-name="P22">N</text:p>
          </table:table-cell>
          <table:table-cell table:style-name="ColourValueDictionary.J8" office:value-type="string">
            <text:p text:style-name="P22">N</text:p>
          </table:table-cell>
          <table:table-cell table:style-name="ColourValueDictionary.J8" office:value-type="string">
            <text:p text:style-name="P20">Y</text:p>
          </table:table-cell>
          <table:table-cell table:style-name="ColourValueDictionary.J8" office:value-type="string">
            <text:p text:style-name="P20">W</text:p>
          </table:table-cell>
          <table:table-cell table:style-name="ColourValueDictionary.J8" office:value-type="string">
            <text:p text:style-name="P20">O</text:p>
          </table:table-cell>
          <table:table-cell table:style-name="ColourValueDictionary.J8" office:value-type="string">
            <text:p text:style-name="P20">R</text:p>
          </table:table-cell>
          <table:table-cell table:style-name="ColourValueDictionary.K8" office:value-type="string">
            <text:p text:style-name="P22">N</text:p>
          </table:table-cell>
        </table:table-row>
        <table:table-row>
          <table:covered-table-cell/>
          <table:table-cell table:style-name="ColourValueDictionary.J8" office:value-type="string">
            <text:p text:style-name="P18">Up</text:p>
          </table:table-cell>
          <table:table-cell table:style-name="ColourValueDictionary.J8" office:value-type="string">
            <text:p text:style-name="P20">R</text:p>
          </table:table-cell>
          <table:table-cell table:style-name="ColourValueDictionary.J8" office:value-type="string">
            <text:p text:style-name="P20">O</text:p>
          </table:table-cell>
          <table:table-cell table:style-name="ColourValueDictionary.J8" office:value-type="string">
            <text:p text:style-name="P20">R</text:p>
          </table:table-cell>
          <table:table-cell table:style-name="ColourValueDictionary.J8" office:value-type="string">
            <text:p text:style-name="P20">R</text:p>
          </table:table-cell>
          <table:table-cell table:style-name="ColourValueDictionary.J8" office:value-type="string">
            <text:p text:style-name="P20">G</text:p>
          </table:table-cell>
          <table:table-cell table:style-name="ColourValueDictionary.J8" office:value-type="string">
            <text:p text:style-name="P20">Y</text:p>
          </table:table-cell>
          <table:table-cell table:style-name="ColourValueDictionary.J8" office:value-type="string">
            <text:p text:style-name="P20">W</text:p>
          </table:table-cell>
          <table:table-cell table:style-name="ColourValueDictionary.J8" office:value-type="string">
            <text:p text:style-name="P20">Y</text:p>
          </table:table-cell>
          <table:table-cell table:style-name="ColourValueDictionary.K8" office:value-type="string">
            <text:p text:style-name="P20">G</text:p>
          </table:table-cell>
        </table:table-row>
        <table:table-row>
          <table:covered-table-cell/>
          <table:table-cell table:style-name="ColourValueDictionary.J8" office:value-type="string">
            <text:p text:style-name="P18">Down</text:p>
          </table:table-cell>
          <table:table-cell table:style-name="ColourValueDictionary.J8" office:value-type="string">
            <text:p text:style-name="P20">O</text:p>
          </table:table-cell>
          <table:table-cell table:style-name="ColourValueDictionary.J8" office:value-type="string">
            <text:p text:style-name="P20">Y</text:p>
          </table:table-cell>
          <table:table-cell table:style-name="ColourValueDictionary.J8" office:value-type="string">
            <text:p text:style-name="P20">Y</text:p>
          </table:table-cell>
          <table:table-cell table:style-name="ColourValueDictionary.J8" office:value-type="string">
            <text:p text:style-name="P20">Y</text:p>
          </table:table-cell>
          <table:table-cell table:style-name="ColourValueDictionary.J8" office:value-type="string">
            <text:p text:style-name="P22">N</text:p>
          </table:table-cell>
          <table:table-cell table:style-name="ColourValueDictionary.J8" office:value-type="string">
            <text:p text:style-name="P22">N</text:p>
          </table:table-cell>
          <table:table-cell table:style-name="ColourValueDictionary.J8" office:value-type="string">
            <text:p text:style-name="P20">Y</text:p>
          </table:table-cell>
          <table:table-cell table:style-name="ColourValueDictionary.J8" office:value-type="string">
            <text:p text:style-name="P20">W</text:p>
          </table:table-cell>
          <table:table-cell table:style-name="ColourValueDictionary.K8" office:value-type="string">
            <text:p text:style-name="P20">G</text:p>
          </table:table-cell>
        </table:table-row>
        <table:table-row>
          <table:covered-table-cell/>
          <table:table-cell table:style-name="ColourValueDictionary.J8" office:value-type="string">
            <text:p text:style-name="P18">Left</text:p>
          </table:table-cell>
          <table:table-cell table:style-name="ColourValueDictionary.J8" office:value-type="string">
            <text:p text:style-name="P20">W</text:p>
          </table:table-cell>
          <table:table-cell table:style-name="ColourValueDictionary.J8" office:value-type="string">
            <text:p text:style-name="P20">G</text:p>
          </table:table-cell>
          <table:table-cell table:style-name="ColourValueDictionary.J8" office:value-type="string">
            <text:p text:style-name="P22">N</text:p>
          </table:table-cell>
          <table:table-cell table:style-name="ColourValueDictionary.J8" office:value-type="string">
            <text:p text:style-name="P20">O</text:p>
          </table:table-cell>
          <table:table-cell table:style-name="ColourValueDictionary.J8" office:value-type="string">
            <text:p text:style-name="P20">R</text:p>
          </table:table-cell>
          <table:table-cell table:style-name="ColourValueDictionary.J8" office:value-type="string">
            <text:p text:style-name="P20">W</text:p>
          </table:table-cell>
          <table:table-cell table:style-name="ColourValueDictionary.J8" office:value-type="string">
            <text:p text:style-name="P20">O</text:p>
          </table:table-cell>
          <table:table-cell table:style-name="ColourValueDictionary.J8" office:value-type="string">
            <text:p text:style-name="P20">G</text:p>
          </table:table-cell>
          <table:table-cell table:style-name="ColourValueDictionary.K8" office:value-type="string">
            <text:p text:style-name="P20">W</text:p>
          </table:table-cell>
        </table:table-row>
        <table:table-row>
          <table:covered-table-cell/>
          <table:table-cell table:style-name="ColourValueDictionary.J8" office:value-type="string">
            <text:p text:style-name="P18">Right</text:p>
          </table:table-cell>
          <table:table-cell table:style-name="ColourValueDictionary.J8" office:value-type="string">
            <text:p text:style-name="P20">W</text:p>
          </table:table-cell>
          <table:table-cell table:style-name="ColourValueDictionary.J8" office:value-type="string">
            <text:p text:style-name="P20">O</text:p>
          </table:table-cell>
          <table:table-cell table:style-name="ColourValueDictionary.J8" office:value-type="string">
            <text:p text:style-name="P20">Y</text:p>
          </table:table-cell>
          <table:table-cell table:style-name="ColourValueDictionary.J8" office:value-type="string">
            <text:p text:style-name="P20">R</text:p>
          </table:table-cell>
          <table:table-cell table:style-name="ColourValueDictionary.J8" office:value-type="string">
            <text:p text:style-name="P20">O</text:p>
          </table:table-cell>
          <table:table-cell table:style-name="ColourValueDictionary.J8" office:value-type="string">
            <text:p text:style-name="P20">W</text:p>
          </table:table-cell>
          <table:table-cell table:style-name="ColourValueDictionary.J8" office:value-type="string">
            <text:p text:style-name="P20">R</text:p>
          </table:table-cell>
          <table:table-cell table:style-name="ColourValueDictionary.J8" office:value-type="string">
            <text:p text:style-name="P20">O</text:p>
          </table:table-cell>
          <table:table-cell table:style-name="ColourValueDictionary.K8" office:value-type="string">
            <text:p text:style-name="P20">Y</text:p>
          </table:table-cell>
        </table:table-row>
      </table:table>
      <text:p text:style-name="P7"/>
      <text:p text:style-name="P7">The above values will be converted by replacing them with their corresponding face notation. The array will become:</text:p>
      <table:table table:name="Table1" table:style-name="Table1">
        <table:table-column table:style-name="Table1.A" table:number-columns-repeated="10"/>
        <table:table-column table:style-name="Table1.K"/>
        <table:table-row>
          <table:table-cell table:style-name="Table1.A1" table:number-rows-spanned="2" office:value-type="string">
            <text:p text:style-name="P19">Dictionary Name</text:p>
          </table:table-cell>
          <table:table-cell table:style-name="Table1.A1" table:number-rows-spanned="2" office:value-type="string">
            <text:p text:style-name="P19">Key - </text:p>
            <text:p text:style-name="P19">Cube Face</text:p>
          </table:table-cell>
          <table:table-cell table:style-name="Table1.C1" table:number-columns-spanned="9" office:value-type="string">
            <text:p text:style-name="P21">Singmaster Notation</text:p>
          </table: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1.C2" office:value-type="string">
            <text:p text:style-name="P19">Value 1</text:p>
          </table:table-cell>
          <table:table-cell table:style-name="Table1.C2" office:value-type="string">
            <text:p text:style-name="P19">Value 2</text:p>
          </table:table-cell>
          <table:table-cell table:style-name="Table1.C2" office:value-type="string">
            <text:p text:style-name="P19">Value 3</text:p>
          </table:table-cell>
          <table:table-cell table:style-name="Table1.C2" office:value-type="string">
            <text:p text:style-name="P19">Value 4</text:p>
          </table:table-cell>
          <table:table-cell table:style-name="Table1.C2" office:value-type="string">
            <text:p text:style-name="P19">Value 5</text:p>
          </table:table-cell>
          <table:table-cell table:style-name="Table1.C2" office:value-type="string">
            <text:p text:style-name="P19">Value 6</text:p>
          </table:table-cell>
          <table:table-cell table:style-name="Table1.C2" office:value-type="string">
            <text:p text:style-name="P19">Value 7</text:p>
          </table:table-cell>
          <table:table-cell table:style-name="Table1.C2" office:value-type="string">
            <text:p text:style-name="P19">Value 8</text:p>
          </table:table-cell>
          <table:table-cell table:style-name="Table1.K2" office:value-type="string">
            <text:p text:style-name="P19">Value 9</text:p>
          </table:table-cell>
        </table:table-row>
        <table:table-row>
          <table:table-cell table:style-name="Table1.A3" table:number-rows-spanned="6" office:value-type="string">
            <text:p text:style-name="P19">Cube</text:p>
          </table:table-cell>
          <table:table-cell table:style-name="Table1.J8" office:value-type="string">
            <text:p text:style-name="P19">Front</text:p>
          </table:table-cell>
          <table:table-cell table:style-name="Table1.J8" office:value-type="string">
            <text:p text:style-name="P22">R</text:p>
          </table:table-cell>
          <table:table-cell table:style-name="Table1.J8" office:value-type="string">
            <text:p text:style-name="P22">D</text:p>
          </table:table-cell>
          <table:table-cell table:style-name="Table1.J8" office:value-type="string">
            <text:p text:style-name="P22">L</text:p>
          </table:table-cell>
          <table:table-cell table:style-name="Table1.J8" office:value-type="string">
            <text:p text:style-name="P22">U</text:p>
          </table:table-cell>
          <table:table-cell table:style-name="Table1.J8" office:value-type="string">
            <text:p text:style-name="P21">F</text:p>
          </table:table-cell>
          <table:table-cell table:style-name="Table1.J8" office:value-type="string">
            <text:p text:style-name="P22">D</text:p>
          </table:table-cell>
          <table:table-cell table:style-name="Table1.J8" office:value-type="string">
            <text:p text:style-name="P22">U</text:p>
          </table:table-cell>
          <table:table-cell table:style-name="Table1.J8" office:value-type="string">
            <text:p text:style-name="P22">L</text:p>
          </table:table-cell>
          <table:table-cell table:style-name="Table1.K8" office:value-type="string">
            <text:p text:style-name="P22">U</text:p>
          </table:table-cell>
        </table:table-row>
        <table:table-row>
          <table:covered-table-cell/>
          <table:table-cell table:style-name="Table1.J8" office:value-type="string">
            <text:p text:style-name="P19">Back</text:p>
          </table:table-cell>
          <table:table-cell table:style-name="Table1.J8" office:value-type="string">
            <text:p text:style-name="P22">D</text:p>
          </table:table-cell>
          <table:table-cell table:style-name="Table1.J8" office:value-type="string">
            <text:p text:style-name="P22">U</text:p>
          </table:table-cell>
          <table:table-cell table:style-name="Table1.J8" office:value-type="string">
            <text:p text:style-name="P22">D</text:p>
          </table:table-cell>
          <table:table-cell table:style-name="Table1.J8" office:value-type="string">
            <text:p text:style-name="P22">D</text:p>
          </table:table-cell>
          <table:table-cell table:style-name="Table1.J8" office:value-type="string">
            <text:p text:style-name="P21">B</text:p>
          </table:table-cell>
          <table:table-cell table:style-name="Table1.J8" office:value-type="string">
            <text:p text:style-name="P22">F</text:p>
          </table:table-cell>
          <table:table-cell table:style-name="Table1.J8" office:value-type="string">
            <text:p text:style-name="P22">R</text:p>
          </table:table-cell>
          <table:table-cell table:style-name="Table1.J8" office:value-type="string">
            <text:p text:style-name="P22">L</text:p>
          </table:table-cell>
          <table:table-cell table:style-name="Table1.K8" office:value-type="string">
            <text:p text:style-name="P22">D</text:p>
          </table:table-cell>
        </table:table-row>
        <table:table-row>
          <table:covered-table-cell/>
          <table:table-cell table:style-name="Table1.J8" office:value-type="string">
            <text:p text:style-name="P19">Up</text:p>
          </table:table-cell>
          <table:table-cell table:style-name="Table1.J8" office:value-type="string">
            <text:p text:style-name="P22">L</text:p>
          </table:table-cell>
          <table:table-cell table:style-name="Table1.J8" office:value-type="string">
            <text:p text:style-name="P22">R</text:p>
          </table:table-cell>
          <table:table-cell table:style-name="Table1.J8" office:value-type="string">
            <text:p text:style-name="P22">L</text:p>
          </table:table-cell>
          <table:table-cell table:style-name="Table1.J8" office:value-type="string">
            <text:p text:style-name="P22">L</text:p>
          </table:table-cell>
          <table:table-cell table:style-name="Table1.J8" office:value-type="string">
            <text:p text:style-name="P21">U</text:p>
          </table:table-cell>
          <table:table-cell table:style-name="Table1.J8" office:value-type="string">
            <text:p text:style-name="P22">B</text:p>
          </table:table-cell>
          <table:table-cell table:style-name="Table1.J8" office:value-type="string">
            <text:p text:style-name="P22">F</text:p>
          </table:table-cell>
          <table:table-cell table:style-name="Table1.J8" office:value-type="string">
            <text:p text:style-name="P22">B</text:p>
          </table:table-cell>
          <table:table-cell table:style-name="Table1.K8" office:value-type="string">
            <text:p text:style-name="P22">U</text:p>
          </table:table-cell>
        </table:table-row>
        <table:table-row>
          <table:covered-table-cell/>
          <table:table-cell table:style-name="Table1.J8" office:value-type="string">
            <text:p text:style-name="P19">Down</text:p>
          </table:table-cell>
          <table:table-cell table:style-name="Table1.J8" office:value-type="string">
            <text:p text:style-name="P22">R</text:p>
          </table:table-cell>
          <table:table-cell table:style-name="Table1.J8" office:value-type="string">
            <text:p text:style-name="P22">B</text:p>
          </table:table-cell>
          <table:table-cell table:style-name="Table1.J8" office:value-type="string">
            <text:p text:style-name="P22">B</text:p>
          </table:table-cell>
          <table:table-cell table:style-name="Table1.J8" office:value-type="string">
            <text:p text:style-name="P22">B</text:p>
          </table:table-cell>
          <table:table-cell table:style-name="Table1.J8" office:value-type="string">
            <text:p text:style-name="P21">D</text:p>
          </table:table-cell>
          <table:table-cell table:style-name="Table1.J8" office:value-type="string">
            <text:p text:style-name="P22">D</text:p>
          </table:table-cell>
          <table:table-cell table:style-name="Table1.J8" office:value-type="string">
            <text:p text:style-name="P22">B</text:p>
          </table:table-cell>
          <table:table-cell table:style-name="Table1.J8" office:value-type="string">
            <text:p text:style-name="P22">F</text:p>
          </table:table-cell>
          <table:table-cell table:style-name="Table1.K8" office:value-type="string">
            <text:p text:style-name="P22">U</text:p>
          </table:table-cell>
        </table:table-row>
        <table:table-row>
          <table:covered-table-cell/>
          <table:table-cell table:style-name="Table1.J8" office:value-type="string">
            <text:p text:style-name="P19">Left</text:p>
          </table:table-cell>
          <table:table-cell table:style-name="Table1.J8" office:value-type="string">
            <text:p text:style-name="P22">F</text:p>
          </table:table-cell>
          <table:table-cell table:style-name="Table1.J8" office:value-type="string">
            <text:p text:style-name="P22">U</text:p>
          </table:table-cell>
          <table:table-cell table:style-name="Table1.J8" office:value-type="string">
            <text:p text:style-name="P22">D</text:p>
          </table:table-cell>
          <table:table-cell table:style-name="Table1.J8" office:value-type="string">
            <text:p text:style-name="P22">R</text:p>
          </table:table-cell>
          <table:table-cell table:style-name="Table1.J8" office:value-type="string">
            <text:p text:style-name="P21">L</text:p>
          </table:table-cell>
          <table:table-cell table:style-name="Table1.J8" office:value-type="string">
            <text:p text:style-name="P22">F</text:p>
          </table:table-cell>
          <table:table-cell table:style-name="Table1.J8" office:value-type="string">
            <text:p text:style-name="P22">R</text:p>
          </table:table-cell>
          <table:table-cell table:style-name="Table1.J8" office:value-type="string">
            <text:p text:style-name="P22">U</text:p>
          </table:table-cell>
          <table:table-cell table:style-name="Table1.K8" office:value-type="string">
            <text:p text:style-name="P22">F</text:p>
          </table:table-cell>
        </table:table-row>
        <table:table-row>
          <table:covered-table-cell/>
          <table:table-cell table:style-name="Table1.J8" office:value-type="string">
            <text:p text:style-name="P19">Right</text:p>
          </table:table-cell>
          <table:table-cell table:style-name="Table1.J8" office:value-type="string">
            <text:p text:style-name="P22">F</text:p>
          </table:table-cell>
          <table:table-cell table:style-name="Table1.J8" office:value-type="string">
            <text:p text:style-name="P22">R</text:p>
          </table:table-cell>
          <table:table-cell table:style-name="Table1.J8" office:value-type="string">
            <text:p text:style-name="P22">B</text:p>
          </table:table-cell>
          <table:table-cell table:style-name="Table1.J8" office:value-type="string">
            <text:p text:style-name="P22">L</text:p>
          </table:table-cell>
          <table:table-cell table:style-name="Table1.J8" office:value-type="string">
            <text:p text:style-name="P21">R</text:p>
          </table:table-cell>
          <table:table-cell table:style-name="Table1.J8" office:value-type="string">
            <text:p text:style-name="P22">F</text:p>
          </table:table-cell>
          <table:table-cell table:style-name="Table1.J8" office:value-type="string">
            <text:p text:style-name="P22">L</text:p>
          </table:table-cell>
          <table:table-cell table:style-name="Table1.J8" office:value-type="string">
            <text:p text:style-name="P22">R</text:p>
          </table:table-cell>
          <table:table-cell table:style-name="Table1.K8" office:value-type="string">
            <text:p text:style-name="P22">B</text:p>
          </table:table-cell>
        </table:table-row>
      </table:table>
      <text:p text:style-name="P23"/>
      <text:p text:style-name="P13"/>
      <text:h text:style-name="P31" text:outline-level="3">Cube Explorer</text:h>
      <text:p text:style-name="P13"/>
      <text:p text:style-name="P14">The program its self was developed by <text:span text:style-name="T11">Herbert Kociemba</text:span></text:p>
      <text:p text:style-name="P13"><text:span text:style-name="T7">When sending information to Cube Explorer, the face values will have to be changed around. </text:span>To send to the web server the following face order needs to be used: <text:span text:style-name="T1">U1,U2,U3,U4,U5,U6,U7,U8,U9,R1,R2,R3,R4,R5,R6,R7,R8,R9,F1,F2,F3,F4,F5,F6,F7,F8,F9<text:line-break/>D1,D2,D3,D4,D5,D6,D7,D8,D9,L1,L2,L3,L4,L5,L6,L7,L8,L9,B1,B2,B3,B4,B5,B6,B7,B8,B9</text:span></text:p>
      <text:p text:style-name="P8">This is sent by using:</text:p>
      <text:p text:style-name="P2">http://127.0.0.1:8081/?</text:p>
      <text:p text:style-name="P4"><text:span text:style-name="T2">With the string face order entered in lower-case Singmaster notation after the </text:span>/?</text:p>
      <text:p text:style-name="P9">A string will be returned with the solution values. Example:</text:p>
      <text:p text:style-name="P2">U2 B U2 L2 D L' B' D' L' B2 D' B U D' F2 U' L2 U' F2 U F2 (21f)</text:p>
      <text:p text:style-name="P10">Each manoeuvre is sent with white space separating them. This string will then need to be <text:span text:style-name="T9">split up by the white space between them and saved into a list. By going through this list and performing each cube manipulation, the cube will be solved. Getting from one manipulation to the next will need to be solved by either defining how to move from one face to the next, or by resetting the cube into a neutral position where the orientation is known. </text:span></text:p>
      <text:p text:style-name="P26">Each face manipulation will then first orientate the cube so the face being manipulated is exposed, then perform the face rotation, then return back to the neutral position. This means the orientation change between faces only need to be defined. In total there is six face orientations, and while the cube is orientated any one way, there is only 5 subsequent changes in orientation required. This means that only 30 pre-defined movements will be necessary, unless a more intelligent way can be found (such as solving for the orientation, which could be possible as long as the position of the cube and its orientation is given to an inverse kinematics solver). </text:p>
      <text:p text:style-name="P9"/>
      <text:list xml:id="list547471801379699968" text:style-name="L1">
        <text:list-item>
          <text:p text:style-name="P27">Baxter robot wiki information about workstation required</text:p>
        </text:list-item>
        <text:list-item>
          <text:p text:style-name="P27">Cube explorer information</text:p>
        </text:list-item>
        <text:list-item>
          <text:p text:style-name="P27">OpenCV – use of it in vision system</text:p>
        </text:list-item>
        <text:list-item>
          <text:p text:style-name="P27"><text:span text:style-name="T1">code</text:span> send face colour to solver</text:p>
        </text:list-item>
        <text:list-item>
          <text:p text:style-name="P27"><text:span text:style-name="T1">pseudo code</text:span> for face rotations</text:p>
        </text:list-item>
        <text:list-item>
          <text:p text:style-name="P27"><text:span text:style-name="T1">code</text:span> cube colour tests</text:p>
        </text:list-item>
        <text:list-item>
          <text:p text:style-name="P28">code<text:span text:style-name="T2"> run cube explorer</text:span></text:p>
        </text:list-item>
        <text:list-item>
          <text:p text:style-name="P28">code <text:span text:style-name="T2">colour notation to singmaster notation</text:span></text:p>
        </text:list-item>
        <text:list-item>
          <text:p text:style-name="P28">code <text:span text:style-name="T2">send face encoding to solver</text:span></text:p>
        </text:list-item>
        <text:list-item>
          <text:p text:style-name="P28"><text:soft-page-break/>code <text:span text:style-name="T2">get camera image</text:span></text:p>
        </text:list-item>
        <text:list-item>
          <text:p text:style-name="P28">code<text:span text:style-name="T2"> test code – explain functions, why structured like that, error checking</text:span></text:p>
        </text:list-item>
        <text:list-item>
          <text:p text:style-name="P28">version control<text:span text:style-name="T2"> use of git, why, possibility of using github, cannot lose data that way</text:span></text:p>
        </text:list-item>
        <text:list-item>
          <text:p text:style-name="P28">virtual environment<text:span text:style-name="T2"> use of python virtual environment</text:span></text:p>
        </text:list-item>
        <text:list-item>
          <text:p text:style-name="P28">code<text:span text:style-name="T2"> test needs to be rewritten as a clas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399ff" fo:font-size="14pt" fo:font-weight="bold" officeooo:rsid="00004d9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9:41:37.558442802</meta:creation-date>
    <dc:date>2015-08-28T12:10:39.448098233</dc:date>
    <meta:editing-duration>PT1H31M39S</meta:editing-duration>
    <meta:editing-cycles>10</meta:editing-cycles>
    <meta:generator>LibreOffice/4.2.8.2$Linux_X86_64 LibreOffice_project/420m0$Build-2</meta:generator>
    <meta:document-statistic meta:table-count="2" meta:image-count="0" meta:object-count="0" meta:page-count="4" meta:paragraph-count="191" meta:word-count="926" meta:character-count="4780" meta:non-whitespace-character-count="4051"/>
  </office:meta>
</office:document-meta>
</file>